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irst_20_paragraph">
      <style:text-properties officeooo:paragraph-rsid="0011bf0f"/>
    </style:style>
    <style:style style:name="P2" style:family="paragraph" style:parent-style-name="First_20_paragraph">
      <style:paragraph-properties fo:text-align="center" style:justify-single-word="false"/>
      <style:text-properties fo:font-style="italic" officeooo:rsid="001376b3" officeooo:paragraph-rsid="001376b3" style:font-style-asian="italic" style:font-style-complex="italic"/>
    </style:style>
    <style:style style:name="P3" style:family="paragraph" style:parent-style-name="Text_20_body">
      <style:text-properties officeooo:paragraph-rsid="000fdb66"/>
    </style:style>
    <style:style style:name="P4" style:family="paragraph" style:parent-style-name="Text_20_body">
      <style:text-properties officeooo:paragraph-rsid="0011bf0f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officeooo:rsid="0010684f"/>
    </style:style>
    <style:style style:name="T3" style:family="text">
      <style:text-properties officeooo:rsid="0011bf0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ferences</text:p>
      <text:p text:style-name="P1">Blagovidov A., Ochagov D., Ptichnikov A. <text:span text:style-name="T4">Sokhranenie bioraznoobraziia lesov Rossii: vklad OOPT i lesov I gruppy</text:span> <text:span text:style-name="Emphasis"><text:span text:style-name="T1">[Conservation of Biodiversity of Russian forests: contribution of Specially Protected Natural Territories and of Forests of 1st Group]. Moscow: IUCN — The World Conservation Union, Representative Office for Russia and the CIS countries</text:span></text:span>, 2002. 108 <text:span text:style-name="T3">p</text:span>. <text:span text:style-name="T3">(In Russ.)</text:span></text:p>
      <text:p text:style-name="P4"><text:span text:style-name="T5">Problemy zakonodatel'stva ob osobo okhraniaemykh prirodnykh territoriiakh i predlozheniia po ego sovershenstvovaniiu. (Analiticheskii obzor zakonodatel'stva i proekt novoi redaktsii Federal'nogo zakona "Ob osobo okhraniaemykh prirodnykh territoriiakh')</text:span> <text:span text:style-name="Emphasis"><text:span text:style-name="T1">[Problems of Legislation on Specially Protected Natural Territories and Proposals for its Improvement (An Analytical Review of the Legislation and a Draft of the New Edition of Federal Law “On Specially Protected Natural Territories”)]</text:span></text:span> / E. A. Galinovskaia <text:span text:style-name="T2">et al</text:span>.; <text:span text:style-name="T2">ed. by</text:span> E.N. Khmel<text:span text:style-name="T2">va</text:span>. <text:span text:style-name="T2">Moscow</text:span>: WWF <text:span text:style-name="T2">of Russia</text:span>, 2009. 150 <text:span text:style-name="T3">p</text:span>. <text:span text:style-name="T3">(In Russ.)</text:span></text:p>
      <text:p text:style-name="P4">Stishov M. S., Dadli N. <text:span text:style-name="T4">Okhraniaemye prirodnye territorii Rossiiskoi Federatsii i ikh kategorii</text:span> <text:span text:style-name="T3">[Protected Natural Areas of Russia and their Categories]</text:span>. <text:span text:style-name="T3">Moscow</text:span>: <text:span text:style-name="T3">Wolrd Wide Fund for Nature</text:span>, 2018. 248 <text:span text:style-name="T3">p</text:span>. <text:span text:style-name="T3">(In Russ.)</text:span></text:p>
      <text:p text:style-name="P3">Dudley N. <text:span text:style-name="T4">Guidelines for Applying Protected Area Management Categories.</text:span> Gland, Switzerland: 2008. x + 86 p.</text:p>
      <text:p text:style-name="P3">Fiorino D. J. <text:span text:style-name="T4">Explaining national environmental performance: approaches, evidence, and implications</text:span> // Policy Sciences. 2011. Vol. 44. Iss. 4. P. 367–389.</text:p>
      <text:p text:style-name="P3">Fleiss J. L. <text:span text:style-name="T4">Measuring nominal scale agreement among many raters.</text:span> // Psychological Bulletin. 1971. Vol. 76. Iss. 5. P. 378–382.</text:p>
      <text:p text:style-name="P3">Hollander R. <text:span text:style-name="T4">Rethinking Overlap and Duplication: Federalism and Environmental Assessment in Australia</text:span> // Publius: The Journal of Federalism. 2009. Vol. 40. Iss. 1. P. 136–170.</text:p>
      <text:p text:style-name="P3">IUCN. <text:span text:style-name="T4">Guidelines for protected area management categories.</text:span> Gland: IUCN, 1994. 261 p.</text:p>
      <text:p text:style-name="P3">Mao Y. <text:span text:style-name="T4">Decentralization, national context and environmental policy performance: a fuzzy set qualitative comparative analysis</text:span> // Environmental Science and Pollution Research. 2018. Vol. 25. Iss. 28. P. 28471–28488.</text:p>
      <text:p text:style-name="P3">Millimet D. L. <text:span text:style-name="T4">Environmental Federalism: A Survey of the Empirical Literature. Bonn: Institute for the Study of Labor (IZA),</text:span> 2013. 49 p.</text:p>
      <text:p text:style-name="P3">Poloni-Staudinger L. M. <text:span text:style-name="T4">Are consensus democracies more environmentally effective?</text:span> // Environmental Politics. 2008. Vol. 17. Iss. 3. P. 410–430.</text:p>
      <text:p text:style-name="P3">Sigman H. <text:span text:style-name="T4">Decentralization and Environmental Quality: An International Analysis of Water Pollution.</text:span> Cambridge, MA: National Bureau of Economic Research, 2007. 31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justify" style:justify-single-word="false" fo:hyphenation-ladder-count="no-limit" fo:text-indent="1cm" style:auto-text-indent="false" style:page-number="auto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6-19T13:35:30.428680604</meta:creation-date>
    <dc:date>2020-06-19T13:44:06.266245737</dc:date>
    <dc:creator>Anonymous  </dc:creator>
    <meta:editing-duration>PT8M33S</meta:editing-duration>
    <meta:editing-cycles>7</meta:editing-cycles>
    <meta:generator>LibreOffice/6.2.4.2$Linux_X86_64 LibreOffice_project/20$Build-2</meta:generator>
    <meta:document-statistic meta:table-count="0" meta:image-count="0" meta:object-count="0" meta:page-count="1" meta:paragraph-count="13" meta:word-count="355" meta:character-count="2483" meta:non-whitespace-character-count="2145"/>
  </office:meta>
</office:document-meta>
</file>